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 Feuille1.G2:Feuille1.G2 Feuille1.G3:Feuille1.G6 Feuille1.H2:Feuille1.H2 Feuille1.H3:Feuille1.H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/>outgoing throughput(message/seco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, unbounded pool</text:p>
          </table:table-cell>
          <table:table-cell office:value-type="string" calcext:value-type="string">
            <text:p>concurrent collections, unbounded pool</text:p>
          </table:table-cell>
          <table:table-cell office:value-type="string" calcext:value-type="string">
            <text:p>concurrent collections, bounded po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table:style-name="ce1" office:value-type="float" office:value="20120724.3460765" calcext:value-type="float">
            <text:p>20120724</text:p>
          </table:table-cell>
          <table:table-cell table:style-name="ce2" office:value-type="float" office:value="6381620.93171666" calcext:value-type="float">
            <text:p>6381621</text:p>
          </table:table-cell>
          <table:table-cell table:style-name="ce2" office:value-type="float" office:value="9852216.74876847" calcext:value-type="float">
            <text:p>9852217</text:p>
          </table:table-cell>
          <table:table-cell table:style-name="ce2" office:value-type="float" office:value="8517887.56388416" calcext:value-type="float">
            <text:p>8517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table:style-name="ce1" office:value-type="float" office:value="16920473.7732657" calcext:value-type="float">
            <text:p>16920474</text:p>
          </table:table-cell>
          <table:table-cell table:style-name="ce2" office:value-type="float" office:value="7552870.09063444" calcext:value-type="float">
            <text:p>7552870</text:p>
          </table:table-cell>
          <table:table-cell table:style-name="ce2" office:value-type="float" office:value="8576329.33104631" calcext:value-type="float">
            <text:p>8576329</text:p>
          </table:table-cell>
          <table:table-cell table:style-name="ce2" office:value-type="float" office:value="18761726.0787992" calcext:value-type="float">
            <text:p>18761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table:style-name="ce1" office:value-type="float" office:value="5491488.19330038" calcext:value-type="float">
            <text:p>5491488</text:p>
          </table:table-cell>
          <table:table-cell table:style-name="ce2" office:value-type="float" office:value="1555693.8394524" calcext:value-type="float">
            <text:p>1555694</text:p>
          </table:table-cell>
          <table:table-cell table:style-name="ce2" office:value-type="float" office:value="2297794.11764706" calcext:value-type="float">
            <text:p>2297794</text:p>
          </table:table-cell>
          <table:table-cell table:style-name="ce2" office:value-type="float" office:value="3835826.62063675" calcext:value-type="float">
            <text:p>3835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table:style-name="ce1" office:value-type="float" office:value="666666.666666667" calcext:value-type="float">
            <text:p>666667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4"/>
          <table:table-cell table:formula="of:=[.C6]/[.E6]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174" calcext:value-type="float">
            <text:p>1,174</text:p>
          </table:table-cell>
          <table:table-cell office:value-type="string" calcext:value-type="string">
            <text:p>1000 x 10</text:p>
          </table:table-cell>
          <table:table-cell office:value-type="float" office:value="8517887.56388416" calcext:value-type="float">
            <text:p>8517887,563884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33" calcext:value-type="float">
            <text:p>0,533</text:p>
          </table:table-cell>
          <table:table-cell office:value-type="string" calcext:value-type="string">
            <text:p>100 x 1000</text:p>
          </table:table-cell>
          <table:table-cell table:style-name="ce3" office:value-type="float" office:value="18761726.0787992" calcext:value-type="float">
            <text:p>1,88E+0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607" calcext:value-type="float">
            <text:p>2,607</text:p>
          </table:table-cell>
          <table:table-cell office:value-type="string" calcext:value-type="string">
            <text:p>10 x 100000</text:p>
          </table:table-cell>
          <table:table-cell office:value-type="float" office:value="3835826.62063675" calcext:value-type="float">
            <text:p>3835826,620636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5:27:13.69944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2T15:52:43.204192553</dc:date>
    <meta:editing-duration>PT31M49S</meta:editing-duration>
    <meta:editing-cycles>6</meta:editing-cycles>
    <meta:generator>LibreOffice/4.3.7.2$Linux_X86_64 LibreOffice_project/43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057cm" style:legend-expansion="high" chart:style-name="ch2"/>
        <chart:plot-area chart:style-name="ch3" table:cell-range-address="Feuille1.D2:Feuille1.H6" chart:data-source-has-labels="both" svg:x="0.32cm" svg:y="0.18cm" svg:width="9.948cm" svg:height="8.64cm">
          <chartooo:coordinate-region svg:x="2.053cm" svg:y="0.379cm" svg:width="8.131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series chart:style-name="ch10" chart:values-cell-range-address="Feuille1.H3:Feuille1.H6" chart:label-cell-address="Feuille1.H2:Feuille1.H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  <table:table-cell office:value-type="string">
                <text:p>concurrent collections, unbounded pool</text:p>
                <draw:g>
                  <svg:desc>Feuille1.G2:Feuille1.G2</svg:desc>
                </draw:g>
              </table:table-cell>
              <table:table-cell office:value-type="string">
                <text:p>concurrent collections, bounded pool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  <table:table-cell office:value-type="float" office:value="9852216.74876847">
                <text:p>9852216.74876847</text:p>
                <draw:g>
                  <svg:desc>Feuille1.G3:Feuille1.G6</svg:desc>
                </draw:g>
              </table:table-cell>
              <table:table-cell office:value-type="float" office:value="8517887.56388416">
                <text:p>8517887.56388416</text:p>
                <draw:g>
                  <svg:desc>Feuille1.H3:Feuille1.H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  <table:table-cell office:value-type="float" office:value="8576329.33104631">
                <text:p>8576329.33104631</text:p>
              </table:table-cell>
              <table:table-cell office:value-type="float" office:value="18761726.0787992">
                <text:p>18761726.0787992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  <table:table-cell office:value-type="float" office:value="2297794.11764706">
                <text:p>2297794.11764706</text:p>
              </table:table-cell>
              <table:table-cell office:value-type="float" office:value="3835826.62063675">
                <text:p>3835826.62063675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